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 style:font-family-generic="swiss"/>
    <style:font-face style:name="Helv" svg:font-family="Helv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33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bold" style:font-size-asian="9pt" style:font-style-asian="normal" style:font-weight-asian="bold" style:font-name-complex="Helv" style:font-size-complex="9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" style:family="table-cell" style:parent-style-name="Default">
      <style:table-cell-properties fo:border="0.105cm double #ff0000" style:border-line-width="0.035cm 0.035cm 0.035cm" style:rotation-align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8" style:family="table-cell" style:parent-style-name="Default">
      <style:table-cell-properties fo:border-bottom="0.035cm solid #000000" fo:border-left="0.035cm solid #000000" fo:border-right="0.035cm solid #000000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9" style:family="table-cell" style:parent-style-name="Default" style:data-style-name="N4">
      <style:table-cell-properties fo:border-bottom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0" style:family="table-cell" style:parent-style-name="Default" style:data-style-name="N4">
      <style:table-cell-properties fo:border-bottom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1" style:family="table-cell" style:parent-style-name="Default" style:data-style-name="N4">
      <style:table-cell-properties fo:border-bottom="0.035cm solid #000000" fo:border-left="0.035cm solid #000000" fo:border-right="0.035cm solid #000000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2" style:family="table-cell" style:parent-style-name="Default">
      <style:table-cell-properties fo:border="0.035cm solid #000000" style:rotation-align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8" style:family="table-cell" style:parent-style-name="Default" style:data-style-name="N4">
      <style:table-cell-properties fo:border-bottom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9" style:family="table-cell" style:parent-style-name="Default" style:data-style-name="N4">
      <style:table-cell-properties fo:border-bottom="0.035cm solid #000000" fo:border-left="0.035cm solid #000000" fo:border-right="none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fo:border-bottom="0.035cm solid #000000" fo:border-left="0.035cm solid #000000" fo:border-right="none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5" style:family="table-cell" style:parent-style-name="Default" style:data-style-name="N4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9" style:family="table-cell" style:parent-style-name="Default" style:data-style-name="N125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fo:border-bottom="none" fo:border-left="none" fo:border-right="none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3" style:family="table-cell" style:parent-style-name="Default" style:data-style-name="N4">
      <style:table-cell-properties fo:border-bottom="0.035cm solid #000000" fo:border-left="none" fo:border-right="none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4" style:family="table-cell" style:parent-style-name="Default" style:data-style-name="N4">
      <style:table-cell-properties fo:border-bottom="0.035cm solid #000000" fo:border-left="none" fo:border-right="none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035cm solid #000000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9" style:family="table-cell" style:parent-style-name="Default" style:data-style-name="N4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4" style:family="table-cell" style:parent-style-name="Default" style:data-style-name="N125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0" style:family="table-cell" style:parent-style-name="Default" style:data-style-name="N125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1" style:family="table-cell" style:parent-style-name="Default" style:data-style-name="N125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2" style:family="table-cell" style:parent-style-name="Default" style:data-style-name="N4">
      <style:table-cell-properties fo:border-bottom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3" style:family="table-cell" style:parent-style-name="Default" style:data-style-name="N4">
      <style:table-cell-properties fo:border-bottom="0.035cm solid #000000" fo:border-left="none" fo:border-right="0.035cm solid #000000" style:rotation-align="none" fo:border-top="non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4" style:family="table-cell" style:parent-style-name="Default" style:data-style-name="N4">
      <style:table-cell-properties fo:border-bottom="0.035cm solid #000000" fo:border-left="none" fo:border-right="0.035cm solid #000000" style:rotation-align="none" fo:border-top="0.035cm solid #000000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8" style:family="table-cell" style:parent-style-name="Default" style:data-style-name="N125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59" style:family="table-cell" style:parent-style-name="Default" style:data-style-name="N125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60" style:family="table-cell" style:parent-style-name="Default" style:data-style-name="N125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2" table:number-columns-repeated="2" table:default-cell-style-name="ce2"/>
        <table:table-column table:style-name="co6" table:number-columns-repeated="246" table:default-cell-style-name="ce2"/>
        <table:table-row table:style-name="ro1">
          <table:table-cell table:style-name="ce1" office:value-type="string">
            <text:p>Ammunition Data</text:p>
          </table:table-cell>
          <table:table-cell table:style-name="ce4" table:number-columns-repeated="3"/>
          <table:table-cell table:style-name="ce1" office:value-type="string">
            <text:p>Barrel &amp; Receiver Data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office:value-type="string">
            <text:p>Cartidge Diameter (mm):</text:p>
          </table:table-cell>
          <table:table-cell table:style-name="ce5" office:value-type="float" office:value="10">
            <text:p>10</text:p>
          </table:table-cell>
          <table:table-cell table:number-columns-repeated="2"/>
          <table:table-cell table:style-name="ce16" office:value-type="string">
            <text:p>Shotgun</text:p>
          </table:table-cell>
          <table:table-cell table:style-name="ce30" office:value-type="string">
            <text:p>Shotgun</text:p>
          </table:table-cell>
          <table:table-cell table:style-name="ce14" office:value-type="string">
            <text:p>Straight</text:p>
          </table:table-cell>
          <table:table-cell table:style-name="ce30" office:value-type="string">
            <text:p>Straight</text:p>
          </table:table-cell>
          <table:table-cell table:style-name="ce14" office:value-type="string">
            <text:p>Necked</text:p>
          </table:table-cell>
          <table:table-cell table:style-name="ce30" office:value-type="string">
            <text:p>Necked</text:p>
          </table:table-cell>
          <table:table-cell table:number-columns-repeated="246"/>
        </table:table-row>
        <table:table-row table:style-name="ro1">
          <table:table-cell office:value-type="string">
            <text:p>Cartridge Case Length (mm):</text:p>
          </table:table-cell>
          <table:table-cell table:style-name="ce5" office:value-type="float" office:value="17.5">
            <text:p>17.5</text:p>
          </table:table-cell>
          <table:table-cell table:number-columns-repeated="2"/>
          <table:table-cell table:style-name="ce17" office:value-type="string">
            <text:p>ETC</text:p>
          </table:table-cell>
          <table:table-cell table:style-name="ce31" office:value-type="string">
            <text:p>Normal</text:p>
          </table:table-cell>
          <table:table-cell table:style-name="ce45" office:value-type="string">
            <text:p>ETC</text:p>
          </table:table-cell>
          <table:table-cell table:style-name="ce31" office:value-type="string">
            <text:p>Normal</text:p>
          </table:table-cell>
          <table:table-cell table:style-name="ce45" office:value-type="string">
            <text:p>ETC</text:p>
          </table:table-cell>
          <table:table-cell table:style-name="ce31" office:value-type="string">
            <text:p>Normal</text:p>
          </table:table-cell>
          <table:table-cell table:number-columns-repeated="246"/>
        </table:table-row>
        <table:table-row table:style-name="ro1">
          <table:table-cell office:value-type="string">
            <text:p>Tech Level</text:p>
          </table:table-cell>
          <table:table-cell table:style-name="ce5" office:value-type="float" office:value="9">
            <text:p>9</text:p>
          </table:table-cell>
          <table:table-cell/>
          <table:table-cell table:style-name="ce3" office:value-type="string">
            <text:p>Avg Barrel Length</text:p>
          </table:table-cell>
          <table:table-cell table:style-name="ce18" table:formula="of:=IF(([.B16]/[.B2]^2)*4&lt;10;10;([.B16]/[.B2]^2)*4)" office:value-type="float" office:value="21.4413698607503">
            <text:p>21.44</text:p>
          </table:table-cell>
          <table:table-cell table:style-name="ce32" table:formula="of:=IF(([.B15]/[.B2]^2)*3&lt;10;10;([.B15]/[.B2]^2)*3)" office:value-type="float" office:value="10.7206849303752">
            <text:p>10.72</text:p>
          </table:table-cell>
          <table:table-cell table:style-name="ce32" table:formula="of:=IF(([.B18]/[.B2]^2)*0.5&lt;10;10;([.B18]/[.B2]^2)*0.5)" office:value-type="float" office:value="10">
            <text:p>10.00</text:p>
          </table:table-cell>
          <table:table-cell table:style-name="ce32" table:formula="of:=IF(([.B17]/[.B2]^2)*1&lt;10;10;([.B17]/[.B2]^2)*1)" office:value-type="float" office:value="10">
            <text:p>10.00</text:p>
          </table:table-cell>
          <table:table-cell table:style-name="ce32" table:formula="of:=IF(([.B20]/[.B2]^2)*0.5&lt;10;10;([.B20]/[.B2]^2)*0.5)" office:value-type="float" office:value="28.5884931476671">
            <text:p>28.59</text:p>
          </table:table-cell>
          <table:table-cell table:style-name="ce52" table:formula="of:=IF(([.B19]/[.B2]^2)*1&lt;10;10;([.B19]/[.B2]^2)*1)" office:value-type="float" office:value="28.5884931476671">
            <text:p>28.59</text:p>
          </table:table-cell>
          <table:table-cell table:number-columns-repeated="246"/>
        </table:table-row>
        <table:table-row table:style-name="ro1">
          <table:table-cell office:value-type="string">
            <text:p>Length of Ammo:</text:p>
          </table:table-cell>
          <table:table-cell table:number-columns-repeated="2"/>
          <table:table-cell table:style-name="ce14" office:value-type="string">
            <text:p>Acutal Barrel Length (cm)</text:p>
          </table:table-cell>
          <table:table-cell table:style-name="ce19" table:formula="of:=IF([.D6]&lt;0.2*[.E4];0.2*[.E4];IF([.D6]&gt;2.3*[.E4];2.3*[.E4];[.D6]))" office:value-type="float" office:value="10">
            <text:p>10.00</text:p>
          </table:table-cell>
          <table:table-cell table:style-name="ce33" table:formula="of:=IF([.D6]&lt;0.2*[.F4];0.2*[.F4];IF([.D6]&gt;2.3*[.F4];2.3*[.F4];[.D6]))" office:value-type="float" office:value="10">
            <text:p>10.00</text:p>
          </table:table-cell>
          <table:table-cell table:style-name="ce33" table:formula="of:=IF([.D6]&lt;0.2*[.G4];0.2*[.G4];IF([.D6]&gt;2.3*[.G4];2.3*[.G4];[.D6]))" office:value-type="float" office:value="10">
            <text:p>10.00</text:p>
          </table:table-cell>
          <table:table-cell table:style-name="ce33" table:formula="of:=IF([.D6]&lt;0.2*[.H4];0.2*[.H4];IF([.D6]&gt;2.3*[.H4];2.3*[.H4];[.D6]))" office:value-type="float" office:value="10">
            <text:p>10.00</text:p>
          </table:table-cell>
          <table:table-cell table:style-name="ce33" table:formula="of:=IF([.D6]&lt;0.2*[.I4];0.2*[.I4];IF([.D6]&gt;2.3*[.I4];2.3*[.I4];[.D6]))" office:value-type="float" office:value="10">
            <text:p>10.00</text:p>
          </table:table-cell>
          <table:table-cell table:style-name="ce53" table:formula="of:=IF([.D6]&lt;0.2*[.J4];0.2*[.J4];IF([.D6]&gt;2.3*[.J4];2.3*[.J4];[.D6]))" office:value-type="float" office:value="10">
            <text:p>10.00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hotgun Ammo</text:p>
          </table:table-cell>
          <table:table-cell table:style-name="ce6" table:formula="of:=[.B3]" office:value-type="float" office:value="17.5">
            <text:p>17.5</text:p>
          </table:table-cell>
          <table:table-cell/>
          <table:table-cell table:style-name="ce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traight Ammo</text:p>
          </table:table-cell>
          <table:table-cell table:style-name="ce7" table:formula="of:=[.B3]+[.B2]" office:value-type="float" office:value="27.5">
            <text:p>27.5</text:p>
          </table:table-cell>
          <table:table-cell/>
          <table:table-cell table:style-name="ce3" office:value-type="string">
            <text:p>Muzzle Energy</text:p>
          </table:table-cell>
          <table:table-cell table:style-name="ce18" table:formula="of:=[.B16]*(1+(0.5*(([.E5]/[.E4])-1)))" office:value-type="float" office:value="393.017123259379">
            <text:p>393.02</text:p>
          </table:table-cell>
          <table:table-cell table:style-name="ce32" table:formula="of:=[.B15]*(1+(0.5*(([.F5]/[.F4])-1)))" office:value-type="float" office:value="345.344748839586">
            <text:p>345.34</text:p>
          </table:table-cell>
          <table:table-cell table:style-name="ce32" table:formula="of:=[.B18]*(1+(0.5*(([.G5]/[.G4])-1)))" office:value-type="float" office:value="1429.42465738336">
            <text:p>1,429.42</text:p>
          </table:table-cell>
          <table:table-cell table:style-name="ce32" table:formula="of:=[.B17]*(1+(0.5*(([.H5]/[.H4])-1)))" office:value-type="float" office:value="714.712328691678">
            <text:p>714.71</text:p>
          </table:table-cell>
          <table:table-cell table:style-name="ce32" table:formula="of:=[.B20]*(1+(0.5*(([.I5]/[.I4])-1)))" office:value-type="float" office:value="3858.84931476671">
            <text:p>3,858.85</text:p>
          </table:table-cell>
          <table:table-cell table:style-name="ce52" table:formula="of:=[.B19]*(1+(0.5*(([.J5]/[.J4])-1)))" office:value-type="float" office:value="1929.42465738336">
            <text:p>1,929.42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ked Ammo</text:p>
          </table:table-cell>
          <table:table-cell table:style-name="ce8" table:formula="of:=[.B3]+2*[.B2]" office:value-type="float" office:value="37.5">
            <text:p>37.5</text:p>
          </table:table-cell>
          <table:table-cell/>
          <table:table-cell table:style-name="ce3" office:value-type="string">
            <text:p>Avg Muzzle Energy (from side)</text:p>
          </table:table-cell>
          <table:table-cell table:style-name="ce20" table:formula="of:=[.B16]" office:value-type="float" office:value="536.034246518758">
            <text:p>536.03</text:p>
          </table:table-cell>
          <table:table-cell table:style-name="ce34" table:formula="of:=[.B15]" office:value-type="float" office:value="357.356164345839">
            <text:p>357.36</text:p>
          </table:table-cell>
          <table:table-cell table:style-name="ce34" table:formula="of:=[.B18]" office:value-type="float" office:value="1429.42465738336">
            <text:p>1,429.42</text:p>
          </table:table-cell>
          <table:table-cell table:style-name="ce34" table:formula="of:=[.B17]" office:value-type="float" office:value="714.712328691678">
            <text:p>714.71</text:p>
          </table:table-cell>
          <table:table-cell table:style-name="ce34" table:formula="of:=[.B20]" office:value-type="float" office:value="5717.69862953342">
            <text:p>5,717.70</text:p>
          </table:table-cell>
          <table:table-cell table:style-name="ce54" table:formula="of:=[.B19]" office:value-type="float" office:value="2858.84931476671">
            <text:p>2,858.85</text:p>
          </table:table-cell>
          <table:table-cell table:number-columns-repeated="246"/>
        </table:table-row>
        <table:table-row table:style-name="ro1">
          <table:table-cell office:value-type="string">
            <text:p>Weight:</text:p>
          </table:table-cell>
          <table:table-cell table:number-columns-repeated="2"/>
          <table:table-cell table:style-name="ce14"/>
          <table:table-cell table:style-name="ce1" office:value-type="string">
            <text:p>Damage Values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style-name="ce3" office:value-type="string">
            <text:p>Shotgun Ammo</text:p>
          </table:table-cell>
          <table:table-cell table:style-name="ce9" table:formula="of:=0.003*[.B3]*PI()*([.B2]/2)^2" office:value-type="float" office:value="4.1233403578366">
            <text:p>4.12</text:p>
          </table:table-cell>
          <table:table-cell/>
          <table:table-cell table:style-name="ce3" office:value-type="string">
            <text:p>Single Shot</text:p>
          </table:table-cell>
          <table:table-cell table:style-name="ce21" table:formula="of:=ROUND(SQRT([.E7])/15;0)" office:value-type="float" office:value="1">
            <text:p>1</text:p>
          </table:table-cell>
          <table:table-cell table:style-name="ce35" table:formula="of:=ROUND(SQRT([.F7])/15;0)" office:value-type="float" office:value="1">
            <text:p>1</text:p>
          </table:table-cell>
          <table:table-cell table:style-name="ce46" table:formula="of:=ROUND(SQRT([.G7])/15;0)" office:value-type="float" office:value="3">
            <text:p>3</text:p>
          </table:table-cell>
          <table:table-cell table:style-name="ce35" table:formula="of:=ROUND(SQRT([.H7])/15;0)" office:value-type="float" office:value="2">
            <text:p>2</text:p>
          </table:table-cell>
          <table:table-cell table:style-name="ce46" table:formula="of:=ROUND(SQRT([.I7])/15;0)" office:value-type="float" office:value="4">
            <text:p>4</text:p>
          </table:table-cell>
          <table:table-cell table:style-name="ce35" table:formula="of:=ROUND(SQRT([.J7])/15;0)" office:value-type="float" office:value="3">
            <text:p>3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traight Ammo</text:p>
          </table:table-cell>
          <table:table-cell table:style-name="ce10" table:formula="of:=0.008*[.B3]*PI()*([.B2]/2)^2" office:value-type="float" office:value="10.9955742875643">
            <text:p>11.00</text:p>
          </table:table-cell>
          <table:table-cell/>
          <table:table-cell table:style-name="ce3" office:value-type="string">
            <text:p>2 Round Burst</text:p>
          </table:table-cell>
          <table:table-cell table:style-name="ce22" table:formula="of:=ROUND(0.75*2*[.E10];0)" office:value-type="float" office:value="2">
            <text:p>2</text:p>
          </table:table-cell>
          <table:table-cell table:style-name="ce36" table:formula="of:=ROUND(0.75*2*[.F10];0)" office:value-type="float" office:value="2">
            <text:p>2</text:p>
          </table:table-cell>
          <table:table-cell table:style-name="ce47" table:formula="of:=ROUND(0.75*2*[.G10];0)" office:value-type="float" office:value="5">
            <text:p>5</text:p>
          </table:table-cell>
          <table:table-cell table:style-name="ce36" table:formula="of:=ROUND(0.75*2*[.H10];0)" office:value-type="float" office:value="3">
            <text:p>3</text:p>
          </table:table-cell>
          <table:table-cell table:style-name="ce47" table:formula="of:=ROUND(0.75*2*[.I10];0)" office:value-type="float" office:value="6">
            <text:p>6</text:p>
          </table:table-cell>
          <table:table-cell table:style-name="ce36" table:formula="of:=ROUND(0.75*2*[.J10];0)" office:value-type="float" office:value="5">
            <text:p>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ked Ammo</text:p>
          </table:table-cell>
          <table:table-cell table:style-name="ce11" table:formula="of:=0.01*[.B3]*PI()*([.B2]/2)^2" office:value-type="float" office:value="13.7444678594553">
            <text:p>13.74</text:p>
          </table:table-cell>
          <table:table-cell/>
          <table:table-cell table:style-name="ce3" office:value-type="string">
            <text:p>3 Round Burst</text:p>
          </table:table-cell>
          <table:table-cell table:style-name="ce23" table:formula="of:=ROUND(0.75*3*[.E10];0)" office:value-type="float" office:value="2">
            <text:p>2</text:p>
          </table:table-cell>
          <table:table-cell table:style-name="ce37" table:formula="of:=ROUND(0.75*3*[.F10];0)" office:value-type="float" office:value="2">
            <text:p>2</text:p>
          </table:table-cell>
          <table:table-cell table:style-name="ce48" table:formula="of:=ROUND(0.75*3*[.G10];0)" office:value-type="float" office:value="7">
            <text:p>7</text:p>
          </table:table-cell>
          <table:table-cell table:style-name="ce37" table:formula="of:=ROUND(0.75*3*[.H10];0)" office:value-type="float" office:value="5">
            <text:p>5</text:p>
          </table:table-cell>
          <table:table-cell table:style-name="ce48" table:formula="of:=ROUND(0.75*3*[.I10];0)" office:value-type="float" office:value="9">
            <text:p>9</text:p>
          </table:table-cell>
          <table:table-cell table:style-name="ce37" table:formula="of:=ROUND(0.75*3*[.J10];0)"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Tech Level Mod:</text:p>
          </table:table-cell>
          <table:table-cell table:style-name="ce12" table:formula="of:=IF([.B4]&gt;8.9;1.3;1+0.1*([.B4]-7))" office:value-type="float" office:value="1.3">
            <text:p>1.3</text:p>
          </table:table-cell>
          <table:table-cell table:style-name="ce13"/>
          <table:table-cell table:style-name="ce15" office:value-type="string">
            <text:p>5 Round Burst</text:p>
          </table:table-cell>
          <table:table-cell table:style-name="ce23" table:formula="of:=ROUND(0.75*5*[.E10];0)" office:value-type="float" office:value="4">
            <text:p>4</text:p>
          </table:table-cell>
          <table:table-cell table:style-name="ce37" table:formula="of:=ROUND(0.75*5*[.F10];0)" office:value-type="float" office:value="4">
            <text:p>4</text:p>
          </table:table-cell>
          <table:table-cell table:style-name="ce48" table:formula="of:=ROUND(0.75*5*[.G10];0)" office:value-type="float" office:value="11">
            <text:p>11</text:p>
          </table:table-cell>
          <table:table-cell table:style-name="ce37" table:formula="of:=ROUND(0.75*5*[.H10];0)" office:value-type="float" office:value="8">
            <text:p>8</text:p>
          </table:table-cell>
          <table:table-cell table:style-name="ce48" table:formula="of:=ROUND(0.75*5*[.I10];0)" office:value-type="float" office:value="15">
            <text:p>15</text:p>
          </table:table-cell>
          <table:table-cell table:style-name="ce37" table:formula="of:=ROUND(0.75*5*[.J10];0)"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Avg Muzzle Energy:</text:p>
          </table:table-cell>
          <table:table-cell table:number-columns-repeated="2"/>
          <table:table-cell table:style-name="ce3" office:value-type="string">
            <text:p>10 Round Burst</text:p>
          </table:table-cell>
          <table:table-cell table:style-name="ce24" table:formula="of:=ROUND(0.75*10*[.E10];0)" office:value-type="float" office:value="8">
            <text:p>8</text:p>
          </table:table-cell>
          <table:table-cell table:style-name="ce38" table:formula="of:=ROUND(0.75*10*[.F10];0)" office:value-type="float" office:value="8">
            <text:p>8</text:p>
          </table:table-cell>
          <table:table-cell table:style-name="ce49" table:formula="of:=ROUND(0.75*10*[.G10];0)" office:value-type="float" office:value="23">
            <text:p>23</text:p>
          </table:table-cell>
          <table:table-cell table:style-name="ce38" table:formula="of:=ROUND(0.75*10*[.H10];0)" office:value-type="float" office:value="15">
            <text:p>15</text:p>
          </table:table-cell>
          <table:table-cell table:style-name="ce49" table:formula="of:=ROUND(0.75*10*[.I10];0)" office:value-type="float" office:value="30">
            <text:p>30</text:p>
          </table:table-cell>
          <table:table-cell table:style-name="ce38" table:formula="of:=ROUND(0.75*10*[.J10];0)" office:value-type="float" office:value="23">
            <text:p>23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hotgun</text:p>
          </table:table-cell>
          <table:table-cell table:style-name="ce9" table:formula="of:=[.B13]*0.2*[.B3]*PI()*([.B2]/2)^2" office:value-type="float" office:value="357.356164345839">
            <text:p>357.36</text:p>
          </table:table-cell>
          <table:table-cell table:number-columns-repeated="2"/>
          <table:table-cell table:style-name="ce1" office:value-type="string">
            <text:p>Receiver Weight (kg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style-name="ce3" office:value-type="string">
            <text:p>Shotgun ETC</text:p>
          </table:table-cell>
          <table:table-cell table:style-name="ce10" table:formula="of:=[.B13]*0.3*[.B3]*PI()*([.B2]/2)^2" office:value-type="float" office:value="536.034246518758">
            <text:p>536.03</text:p>
          </table:table-cell>
          <table:table-cell/>
          <table:table-cell table:style-name="ce3" office:value-type="string">
            <text:p>Light Receiver</text:p>
          </table:table-cell>
          <table:table-cell table:style-name="ce25" table:formula="of:=(0.0005*[.B16]+0.3)*0.6" office:value-type="float" office:value="0.340810273955627">
            <text:p>0.34</text:p>
          </table:table-cell>
          <table:table-cell table:style-name="ce39" table:formula="of:=0.001*[.B15]*0.6" office:value-type="float" office:value="0.214413698607503">
            <text:p>0.21</text:p>
          </table:table-cell>
          <table:table-cell table:style-name="ce39" table:formula="of:=0.0005*[.B18]+0.3" office:value-type="float" office:value="1.01471232869168">
            <text:p>1.01</text:p>
          </table:table-cell>
          <table:table-cell table:style-name="ce39" table:formula="of:=0.001*[.B17]" office:value-type="float" office:value="0.714712328691678">
            <text:p>0.71</text:p>
          </table:table-cell>
          <table:table-cell table:style-name="ce39" table:formula="of:=0.0005*[.B20]+0.3" office:value-type="float" office:value="3.15884931476671">
            <text:p>3.16</text:p>
          </table:table-cell>
          <table:table-cell table:style-name="ce55" table:formula="of:=0.001*[.B19]" office:value-type="float" office:value="2.85884931476671">
            <text:p>2.86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traight</text:p>
          </table:table-cell>
          <table:table-cell table:style-name="ce10" table:formula="of:=[.B13]*0.4*[.B3]*PI()*([.B2]/2)^2" office:value-type="float" office:value="714.712328691678">
            <text:p>714.71</text:p>
          </table:table-cell>
          <table:table-cell/>
          <table:table-cell table:style-name="ce3" office:value-type="string">
            <text:p>Heavy Receiver</text:p>
          </table:table-cell>
          <table:table-cell table:style-name="ce26" table:formula="of:=(0.001*[.B16]+0.3)*0.6" office:value-type="float" office:value="0.501620547911255">
            <text:p>0.50</text:p>
          </table:table-cell>
          <table:table-cell table:style-name="ce40" table:formula="of:=0.002*[.B15]*0.6" office:value-type="float" office:value="0.428827397215007">
            <text:p>0.43</text:p>
          </table:table-cell>
          <table:table-cell table:style-name="ce40" table:formula="of:=0.001*[.B18]+0.3" office:value-type="float" office:value="1.72942465738336">
            <text:p>1.73</text:p>
          </table:table-cell>
          <table:table-cell table:style-name="ce40" table:formula="of:=0.002*[.B17]" office:value-type="float" office:value="1.42942465738336">
            <text:p>1.43</text:p>
          </table:table-cell>
          <table:table-cell table:style-name="ce40" table:formula="of:=0.001*[.B20]+0.3" office:value-type="float" office:value="6.01769862953342">
            <text:p>6.02</text:p>
          </table:table-cell>
          <table:table-cell table:style-name="ce56" table:formula="of:=0.002*[.B19]" office:value-type="float" office:value="5.71769862953342">
            <text:p>5.72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Straight ETC</text:p>
          </table:table-cell>
          <table:table-cell table:style-name="ce10" table:formula="of:=[.B13]*0.8*[.B3]*PI()*([.B2]/2)^2" office:value-type="float" office:value="1429.42465738336">
            <text:p>1,429.42</text:p>
          </table:table-cell>
          <table:table-cell table:number-columns-repeated="2"/>
          <table:table-cell table:style-name="ce1" office:value-type="string">
            <text:p>Receiver Length (cm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style-name="ce3" office:value-type="string">
            <text:p>Necked</text:p>
          </table:table-cell>
          <table:table-cell table:style-name="ce10" table:formula="of:=[.B13]*1.6*[.B3]*PI()*([.B2]/2)^2" office:value-type="float" office:value="2858.84931476671">
            <text:p>2,858.85</text:p>
          </table:table-cell>
          <table:table-cell/>
          <table:table-cell table:style-name="ce3" office:value-type="string">
            <text:p>Receiver Modifier</text:p>
          </table:table-cell>
          <table:table-cell table:style-name="ce14" table:formula="of:=IF([.B4]&lt;5.1;0.55;IF([.B4]&lt;7.1;0.5;IF([.B4]&lt;9.1;0.45;0.4)))" office:value-type="float" office:value="0.45">
            <text:p>0.45</text:p>
          </table:table-cell>
          <table:table-cell table:style-name="ce14" table:formula="of:=[.E19]" office:value-type="float" office:value="0.45">
            <text:p>0.45</text:p>
          </table:table-cell>
          <table:table-cell table:style-name="ce14" table:formula="of:=[.E19]" office:value-type="float" office:value="0.45">
            <text:p>0.45</text:p>
          </table:table-cell>
          <table:table-cell table:style-name="ce14" table:formula="of:=[.E19]" office:value-type="float" office:value="0.45">
            <text:p>0.45</text:p>
          </table:table-cell>
          <table:table-cell table:style-name="ce14" table:formula="of:=[.E19]" office:value-type="float" office:value="0.45">
            <text:p>0.45</text:p>
          </table:table-cell>
          <table:table-cell table:style-name="ce14" table:formula="of:=[.E19]" office:value-type="float" office:value="0.45">
            <text:p>0.4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ked ETC</text:p>
          </table:table-cell>
          <table:table-cell table:style-name="ce11" table:formula="of:=[.B13]*3.2*[.B3]*PI()*([.B2]/2)^2" office:value-type="float" office:value="5717.69862953342">
            <text:p>5,717.70</text:p>
          </table:table-cell>
          <table:table-cell/>
          <table:table-cell table:style-name="ce3" office:value-type="string">
            <text:p>Length</text:p>
          </table:table-cell>
          <table:table-cell table:style-name="ce27" table:formula="of:=IF([.E19]*SQRT([.E8])&lt;[.B3]/10;[.B3]/10;[.E19]*SQRT([.E8]))" office:value-type="float" office:value="10.4185860326653">
            <text:p>10.42</text:p>
          </table:table-cell>
          <table:table-cell table:style-name="ce41" table:formula="of:=IF([.F19]*SQRT([.F8])&lt;[.B3]/10;[.B3]/10;[.F19]*SQRT([.F8]))" office:value-type="float" office:value="8.50673987377258">
            <text:p>8.51</text:p>
          </table:table-cell>
          <table:table-cell table:style-name="ce41" table:formula="of:=IF([.G19]*SQRT([.G8])&lt;[.B3]/10;[.B3]/10;[.G19]*SQRT([.G8]))" office:value-type="float" office:value="17.0134797475452">
            <text:p>17.01</text:p>
          </table:table-cell>
          <table:table-cell table:style-name="ce41" table:formula="of:=IF([.H19]*SQRT([.H8])&lt;[.B3]/10;[.B3]/10;[.H19]*SQRT([.H8]))" office:value-type="float" office:value="12.0303469010692">
            <text:p>12.03</text:p>
          </table:table-cell>
          <table:table-cell table:style-name="ce41" table:formula="of:=IF([.I19]*SQRT([.I8])&lt;[.B3]/10;[.B3]/10;[.I19]*SQRT([.I8]))" office:value-type="float" office:value="34.0269594950903">
            <text:p>34.03</text:p>
          </table:table-cell>
          <table:table-cell table:style-name="ce57" table:formula="of:=IF([.J19]*SQRT([.J8])&lt;[.B3]/10;[.B3]/10;[.J19]*SQRT([.J8]))" office:value-type="float" office:value="24.0606938021384">
            <text:p>24.06</text:p>
          </table:table-cell>
          <table:table-cell table:number-columns-repeated="246"/>
        </table:table-row>
        <table:table-row table:style-name="ro1">
          <table:table-cell office:value-type="string">
            <text:p>Price:</text:p>
          </table:table-cell>
          <table:table-cell table:number-columns-repeated="2"/>
          <table:table-cell table:style-name="ce4" office:value-type="string">
            <text:p>Configuration Type:</text:p>
          </table:table-cell>
          <table:table-cell table:style-name="ce1" office:value-type="string">
            <text:p>Range (m) (Std Ammo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style-name="ce3" office:value-type="string">
            <text:p>Shotgun</text:p>
          </table:table-cell>
          <table:table-cell table:style-name="ce9" table:formula="of:=0.01*[.B10]" office:value-type="float" office:value="0.041233403578366">
            <text:p>0.04</text:p>
          </table:table-cell>
          <table:table-cell/>
          <table:table-cell table:style-name="ce3" office:value-type="string">
            <text:p>Bullpup</text:p>
          </table:table-cell>
          <table:table-cell table:style-name="ce28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0" table:formula="of:=0.9*SQRT([.G7])*(1+(([.G5]/[.G4]-1)*(IF([.G5]/[.G4]-1&lt;0;1.2;0.75))))" office:value-type="float" office:value="34.0269594950903">
            <text:p>34.0</text:p>
          </table:table-cell>
          <table:table-cell table:style-name="ce50" table:formula="of:=0.9*SQRT([.H7])*(1+(([.H5]/[.H4]-1)*(IF([.H5]/[.H4]-1&lt;0;1.2;0.75))))" office:value-type="float" office:value="24.0606938021384">
            <text:p>24.1</text:p>
          </table:table-cell>
          <table:table-cell table:style-name="ce50" table:formula="of:=0.9*SQRT([.I7])*(1+(([.I5]/[.I4]-1)*(IF([.I5]/[.I4]-1&lt;0;1.2;0.75))))" office:value-type="float" office:value="12.2856721200372">
            <text:p>12.3</text:p>
          </table:table-cell>
          <table:table-cell table:style-name="ce58" table:formula="of:=0.9*SQRT([.J7])*(1+(([.J5]/[.J4]-1)*(IF([.J5]/[.J4]-1&lt;0;1.2;0.75))))" office:value-type="float" office:value="8.68728206751282">
            <text:p>8.7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litary Straight</text:p>
          </table:table-cell>
          <table:table-cell table:style-name="ce10" table:formula="of:=0.02*[.B11]" office:value-type="float" office:value="0.219911485751286">
            <text:p>0.22</text:p>
          </table:table-cell>
          <table:table-cell/>
          <table:table-cell table:style-name="ce3" office:value-type="string">
            <text:p>Bolt-Action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1.1*SQRT([.G7])*(1+(([.G5]/[.G4]-1)*(IF([.G5]/[.G4]-1&lt;0;1.2;0.75))))" office:value-type="float" office:value="41.5885060495549">
            <text:p>41.6</text:p>
          </table:table-cell>
          <table:table-cell table:style-name="ce51" table:formula="of:=1.1*SQRT([.H7])*(1+(([.H5]/[.H4]-1)*(IF([.H5]/[.H4]-1&lt;0;1.2;0.75))))" office:value-type="float" office:value="29.407514647058">
            <text:p>29.4</text:p>
          </table:table-cell>
          <table:table-cell table:style-name="ce51" table:formula="of:=1.1*SQRT([.I7])*(1+(([.I5]/[.I4]-1)*(IF([.I5]/[.I4]-1&lt;0;1.2;0.75))))" office:value-type="float" office:value="15.0158214800455">
            <text:p>15.0</text:p>
          </table:table-cell>
          <table:table-cell table:style-name="ce59" table:formula="of:=1.1*SQRT([.J7])*(1+(([.J5]/[.J4]-1)*(IF([.J5]/[.J4]-1&lt;0;1.2;0.75))))" office:value-type="float" office:value="10.6177891936268">
            <text:p>10.6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litary Necked</text:p>
          </table:table-cell>
          <table:table-cell table:style-name="ce10" table:formula="of:=0.02*[.B12]" office:value-type="float" office:value="0.274889357189107">
            <text:p>0.27</text:p>
          </table:table-cell>
          <table:table-cell/>
          <table:table-cell table:style-name="ce3" office:value-type="string">
            <text:p>One-Handed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0.4*SQRT([.G7])*(1+(([.G5]/[.G4]-1)*(IF([.G5]/[.G4]-1&lt;0;1.2;0.75))))" office:value-type="float" office:value="15.123093108929">
            <text:p>15.1</text:p>
          </table:table-cell>
          <table:table-cell table:style-name="ce51" table:formula="of:=0.4*SQRT([.H7])*(1+(([.H5]/[.H4]-1)*(IF([.H5]/[.H4]-1&lt;0;1.2;0.75))))" office:value-type="float" office:value="10.6936416898393">
            <text:p>10.7</text:p>
          </table:table-cell>
          <table:table-cell table:style-name="ce51" table:formula="of:=0.4*SQRT([.I7])*(1+(([.I5]/[.I4]-1)*(IF([.I5]/[.I4]-1&lt;0;1.2;0.75))))" office:value-type="float" office:value="5.46029872001654">
            <text:p>5.5</text:p>
          </table:table-cell>
          <table:table-cell table:style-name="ce59" table:formula="of:=0.4*SQRT([.J7])*(1+(([.J5]/[.J4]-1)*(IF([.J5]/[.J4]-1&lt;0;1.2;0.75))))" office:value-type="float" office:value="3.86101425222792">
            <text:p>3.9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ntional Straight</text:p>
          </table:table-cell>
          <table:table-cell table:style-name="ce10" table:formula="of:=0.04*[.B11]" office:value-type="float" office:value="0.439822971502571">
            <text:p>0.44</text:p>
          </table:table-cell>
          <table:table-cell/>
          <table:table-cell table:style-name="ce3" office:value-type="string">
            <text:p>Two-Handed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1.3*SQRT([.G7])*(1+(([.G5]/[.G4]-1)*(IF([.G5]/[.G4]-1&lt;0;1.2;0.75))))" office:value-type="float" office:value="49.1500526040194">
            <text:p>49.2</text:p>
          </table:table-cell>
          <table:table-cell table:style-name="ce51" table:formula="of:=1.3*SQRT([.H7])*(1+(([.H5]/[.H4]-1)*(IF([.H5]/[.H4]-1&lt;0;1.2;0.75))))" office:value-type="float" office:value="34.7543354919776">
            <text:p>34.8</text:p>
          </table:table-cell>
          <table:table-cell table:style-name="ce51" table:formula="of:=1.3*SQRT([.I7])*(1+(([.I5]/[.I4]-1)*(IF([.I5]/[.I4]-1&lt;0;1.2;0.75))))" office:value-type="float" office:value="17.7459708400538">
            <text:p>17.7</text:p>
          </table:table-cell>
          <table:table-cell table:style-name="ce59" table:formula="of:=1.3*SQRT([.J7])*(1+(([.J5]/[.J4]-1)*(IF([.J5]/[.J4]-1&lt;0;1.2;0.75))))" office:value-type="float" office:value="12.5482963197407">
            <text:p>12.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ntional Necked</text:p>
          </table:table-cell>
          <table:table-cell table:style-name="ce11" table:formula="of:=0.04*[.B12]" office:value-type="float" office:value="0.549778714378214">
            <text:p>0.55</text:p>
          </table:table-cell>
          <table:table-cell/>
          <table:table-cell table:style-name="ce3" office:value-type="string">
            <text:p>Smoothbore</text:p>
          </table:table-cell>
          <table:table-cell table:style-name="ce29" table:formula="of:=0.5*SQRT([.E7])*(1+(([.E5]/[.E4]-1)*(IF([.E5]/[.E4]-1&lt;0;1.2;0.75))))" office:value-type="float" office:value="3.5651253500047">
            <text:p>3.6</text:p>
          </table:table-cell>
          <table:table-cell table:style-name="ce44" table:formula="of:=0.5*SQRT([.F7])*(1+(([.F5]/[.F4]-1)*(IF([.F5]/[.F4]-1&lt;0;1.2;0.75))))" office:value-type="float" office:value="8.54217685241338">
            <text:p>8.5</text:p>
          </table:table-cell>
          <table:table-cell table:number-columns-repeated="3" table:style-name="ce45" office:value-type="string">
            <text:p>N/A</text:p>
          </table:table-cell>
          <table:table-cell table:style-name="ce31" office:value-type="string">
            <text:p>N/A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4"/>
          <table:table-cell table:style-name="ce1" office:value-type="string">
            <text:p>Range (m) (HE/HEAP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ullpup</text:p>
          </table:table-cell>
          <table:table-cell table:style-name="ce28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0" table:formula="of:=0.75*[.G22]" office:value-type="float" office:value="25.5202196213177">
            <text:p>25.5</text:p>
          </table:table-cell>
          <table:table-cell table:style-name="ce50" table:formula="of:=0.75*[.H22]" office:value-type="float" office:value="18.0455203516038">
            <text:p>18.0</text:p>
          </table:table-cell>
          <table:table-cell table:style-name="ce50" table:formula="of:=0.75*[.I22]" office:value-type="float" office:value="9.21425409002791">
            <text:p>9.2</text:p>
          </table:table-cell>
          <table:table-cell table:style-name="ce58" table:formula="of:=0.75*[.J22]" office:value-type="float" office:value="6.51546155063462">
            <text:p>6.5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olt-Action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0.75*[.G23]" office:value-type="float" office:value="31.1913795371661">
            <text:p>31.2</text:p>
          </table:table-cell>
          <table:table-cell table:style-name="ce51" table:formula="of:=0.75*[.H23]" office:value-type="float" office:value="22.0556359852935">
            <text:p>22.1</text:p>
          </table:table-cell>
          <table:table-cell table:style-name="ce51" table:formula="of:=0.75*[.I23]" office:value-type="float" office:value="11.2618661100341">
            <text:p>11.3</text:p>
          </table:table-cell>
          <table:table-cell table:style-name="ce59" table:formula="of:=0.75*[.J23]" office:value-type="float" office:value="7.96334189522009">
            <text:p>8.0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One-Handed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0.75*[.G24]" office:value-type="float" office:value="11.3423198316968">
            <text:p>11.3</text:p>
          </table:table-cell>
          <table:table-cell table:style-name="ce51" table:formula="of:=0.75*[.H24]" office:value-type="float" office:value="8.02023126737945">
            <text:p>8.0</text:p>
          </table:table-cell>
          <table:table-cell table:style-name="ce51" table:formula="of:=0.75*[.I24]" office:value-type="float" office:value="4.09522404001241">
            <text:p>4.1</text:p>
          </table:table-cell>
          <table:table-cell table:style-name="ce59" table:formula="of:=0.75*[.J24]" office:value-type="float" office:value="2.89576068917094">
            <text:p>2.9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Two-Handed</text:p>
          </table:table-cell>
          <table:table-cell table:style-name="ce1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4" table:formula="of:=0.75*[.G25]" office:value-type="float" office:value="36.8625394530145">
            <text:p>36.9</text:p>
          </table:table-cell>
          <table:table-cell table:style-name="ce44" table:formula="of:=0.75*[.H25]" office:value-type="float" office:value="26.0657516189832">
            <text:p>26.1</text:p>
          </table:table-cell>
          <table:table-cell table:style-name="ce44" table:formula="of:=0.75*[.I25]" office:value-type="float" office:value="13.3094781300403">
            <text:p>13.3</text:p>
          </table:table-cell>
          <table:table-cell table:style-name="ce60" table:formula="of:=0.75*[.J25]" office:value-type="float" office:value="9.41122223980556">
            <text:p>9.4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ce1" office:value-type="string">
            <text:p>Range (m) (Discarding Sabot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ullpup</text:p>
          </table:table-cell>
          <table:table-cell table:style-name="ce28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0" table:formula="of:=1.2*[.G22]" office:value-type="float" office:value="40.8323513941084">
            <text:p>40.8</text:p>
          </table:table-cell>
          <table:table-cell table:style-name="ce50" table:formula="of:=1.2*[.H22]" office:value-type="float" office:value="28.872832562566">
            <text:p>28.9</text:p>
          </table:table-cell>
          <table:table-cell table:style-name="ce50" table:formula="of:=1.2*[.I22]" office:value-type="float" office:value="14.7428065440447">
            <text:p>14.7</text:p>
          </table:table-cell>
          <table:table-cell table:style-name="ce58" table:formula="of:=1.2*[.J22]" office:value-type="float" office:value="10.4247384810154">
            <text:p>10.4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olt-Action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1.2*[.G23]" office:value-type="float" office:value="49.9062072594658">
            <text:p>49.9</text:p>
          </table:table-cell>
          <table:table-cell table:style-name="ce51" table:formula="of:=1.2*[.H23]" office:value-type="float" office:value="35.2890175764696">
            <text:p>35.3</text:p>
          </table:table-cell>
          <table:table-cell table:style-name="ce51" table:formula="of:=1.2*[.I23]" office:value-type="float" office:value="18.0189857760546">
            <text:p>18.0</text:p>
          </table:table-cell>
          <table:table-cell table:style-name="ce59" table:formula="of:=1.2*[.J23]" office:value-type="float" office:value="12.7413470323521">
            <text:p>12.7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One-Handed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1.2*[.G24]" office:value-type="float" office:value="18.1477117307148">
            <text:p>18.1</text:p>
          </table:table-cell>
          <table:table-cell table:style-name="ce51" table:formula="of:=1.2*[.H24]" office:value-type="float" office:value="12.8323700278071">
            <text:p>12.8</text:p>
          </table:table-cell>
          <table:table-cell table:style-name="ce51" table:formula="of:=1.2*[.I24]" office:value-type="float" office:value="6.55235846401985">
            <text:p>6.6</text:p>
          </table:table-cell>
          <table:table-cell table:style-name="ce59" table:formula="of:=1.2*[.J24]" office:value-type="float" office:value="4.63321710267351">
            <text:p>4.6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Two-Handed</text:p>
          </table:table-cell>
          <table:table-cell table:style-name="ce1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4" table:formula="of:=1.2*[.G25]" office:value-type="float" office:value="58.9800631248232">
            <text:p>59.0</text:p>
          </table:table-cell>
          <table:table-cell table:style-name="ce44" table:formula="of:=1.2*[.H25]" office:value-type="float" office:value="41.7052025903732">
            <text:p>41.7</text:p>
          </table:table-cell>
          <table:table-cell table:style-name="ce44" table:formula="of:=1.2*[.I25]" office:value-type="float" office:value="21.2951650080645">
            <text:p>21.3</text:p>
          </table:table-cell>
          <table:table-cell table:style-name="ce60" table:formula="of:=1.2*[.J25]" office:value-type="float" office:value="15.0579555836889">
            <text:p>15.1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ce1" office:value-type="string">
            <text:p>Range (m) (Tranq)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ullpup</text:p>
          </table:table-cell>
          <table:table-cell table:style-name="ce28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0" table:formula="of:=0.6*[.G22]" office:value-type="float" office:value="20.4161756970542">
            <text:p>20.4</text:p>
          </table:table-cell>
          <table:table-cell table:style-name="ce50" table:formula="of:=0.6*[.H22]" office:value-type="float" office:value="14.436416281283">
            <text:p>14.4</text:p>
          </table:table-cell>
          <table:table-cell table:style-name="ce50" table:formula="of:=0.6*[.I22]" office:value-type="float" office:value="7.37140327202233">
            <text:p>7.4</text:p>
          </table:table-cell>
          <table:table-cell table:style-name="ce58" table:formula="of:=0.6*[.J22]" office:value-type="float" office:value="5.21236924050769">
            <text:p>5.2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Bolt-Action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0.6*[.G23]" office:value-type="float" office:value="24.9531036297329">
            <text:p>25.0</text:p>
          </table:table-cell>
          <table:table-cell table:style-name="ce51" table:formula="of:=0.6*[.H23]" office:value-type="float" office:value="17.6445087882348">
            <text:p>17.6</text:p>
          </table:table-cell>
          <table:table-cell table:style-name="ce51" table:formula="of:=0.6*[.I23]" office:value-type="float" office:value="9.00949288802729">
            <text:p>9.0</text:p>
          </table:table-cell>
          <table:table-cell table:style-name="ce59" table:formula="of:=0.6*[.J23]" office:value-type="float" office:value="6.37067351617607">
            <text:p>6.4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One-Handed</text:p>
          </table:table-cell>
          <table:table-cell table:style-name="ce16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1" table:formula="of:=0.6*[.G24]" office:value-type="float" office:value="9.07385586535742">
            <text:p>9.1</text:p>
          </table:table-cell>
          <table:table-cell table:style-name="ce51" table:formula="of:=0.6*[.H24]" office:value-type="float" office:value="6.41618501390356">
            <text:p>6.4</text:p>
          </table:table-cell>
          <table:table-cell table:style-name="ce51" table:formula="of:=0.6*[.I24]" office:value-type="float" office:value="3.27617923200992">
            <text:p>3.3</text:p>
          </table:table-cell>
          <table:table-cell table:style-name="ce59" table:formula="of:=0.6*[.J24]" office:value-type="float" office:value="2.31660855133675">
            <text:p>2.3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 office:value-type="string">
            <text:p>Two-Handed</text:p>
          </table:table-cell>
          <table:table-cell table:style-name="ce1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4" table:formula="of:=0.6*[.G25]" office:value-type="float" office:value="29.4900315624116">
            <text:p>29.5</text:p>
          </table:table-cell>
          <table:table-cell table:style-name="ce44" table:formula="of:=0.6*[.H25]" office:value-type="float" office:value="20.8526012951866">
            <text:p>20.9</text:p>
          </table:table-cell>
          <table:table-cell table:style-name="ce44" table:formula="of:=0.6*[.I25]" office:value-type="float" office:value="10.6475825040323">
            <text:p>10.6</text:p>
          </table:table-cell>
          <table:table-cell table:style-name="ce60" table:formula="of:=0.6*[.J25]" office:value-type="float" office:value="7.52897779184445">
            <text:p>7.5</text:p>
          </table:table-cell>
          <table:table-cell table:number-columns-repeated="24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Criteria" table:base-cell-address="$Sheet1.$A$1" table:expression=""/>
        <table:named-expression table:name="Excel_BuiltIn_Database" table:base-cell-address="$Sheet1.$A$1" table:expression=""/>
        <table:named-expression table:name="Excel_BuiltIn_Data_Form" table:base-cell-address="$Sheet1.$A$1" table:expression=""/>
        <table:named-expression table:name="Excel_BuiltIn_Print_Area" table:base-cell-address="$Sheet1.$A$1" table:expression=""/>
        <table:named-expression table:name="Excel_BuiltIn_Print_Titles" table:base-cell-address="$Sheet1.$A$1" table:expression=""/>
        <table:named-expression table:name="Excel_BuiltIn_Recorder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 style:font-family-generic="swiss"/>
    <style:font-face style:name="Helv" svg:font-family="Helv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">
      <number:fraction number:min-integer-digits="0" number:min-numerator-digits="2" number:min-denominator-digits="2"/>
      <number:text> </number:text>
    </number:number-style>
    <number:number-style style:name="N111">
      <number:fraction number:min-integer-digits="0" number:min-numerator-digits="3" number:min-denominator-digits="3"/>
      <number:text> </number:text>
    </number:number-style>
    <number:date-style style:name="N112">
      <number:month/>
      <number:text>/</number:text>
      <number:day/>
      <number:text>/</number:text>
      <number:year/>
    </number:date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3cm" fo:margin-bottom="1.27cm" fo:margin-left="1.905cm" fo:margin-right="1.905cm" style:first-page-number="continue" style:writing-mode="lr-tb"/>
      <style:header-style>
        <style:header-footer-properties fo:min-height="0.751cm" fo:margin-left="0cm" fo:margin-right="0cm" fo:margin-bottom="0.887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Small Arms Detail</text:span></text:p>
      </style:header>
      <style:header-left style:display="false">
        <text:p><text:span text:style-name="MT1">Small Arms Detail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9" meta:object-count="0"/>
    <meta:generator>OpenOffice.org/3.4$Win32 OpenOffice.org_project/340m1$Build-9590</meta:generator>
  </office:meta>
</office:document-meta>
</file>